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16aece" officeooo:paragraph-rsid="0016aece"/>
    </style:style>
    <style:style style:name="P2" style:family="paragraph" style:parent-style-name="Standard">
      <style:text-properties officeooo:rsid="0018d3c2" officeooo:paragraph-rsid="0018d3c2"/>
    </style:style>
    <style:style style:name="P3" style:family="paragraph" style:parent-style-name="Standard">
      <style:paragraph-properties fo:text-align="center" style:justify-single-word="false"/>
      <style:text-properties fo:font-size="16pt" officeooo:rsid="00230d81" officeooo:paragraph-rsid="00230d81" style:font-size-asian="16pt" style:font-size-complex="16pt"/>
    </style:style>
    <style:style style:name="P4" style:family="paragraph" style:parent-style-name="Standard">
      <style:paragraph-properties fo:text-align="end" style:justify-single-word="false"/>
      <style:text-properties fo:font-size="16pt" officeooo:rsid="0016aece" officeooo:paragraph-rsid="0016aece" style:font-size-asian="16pt" style:font-size-complex="16pt"/>
    </style:style>
    <style:style style:name="P5" style:family="paragraph" style:parent-style-name="Standard">
      <style:paragraph-properties fo:text-align="center" style:justify-single-word="false"/>
      <style:text-properties fo:font-size="22pt" officeooo:rsid="0016aece" officeooo:paragraph-rsid="0016aece" style:font-size-asian="22pt" style:font-size-complex="22pt"/>
    </style:style>
    <style:style style:name="P6" style:family="paragraph" style:parent-style-name="Standard">
      <style:paragraph-properties fo:text-align="center" style:justify-single-word="false"/>
      <style:text-properties fo:font-size="18pt" officeooo:rsid="0016aece" officeooo:paragraph-rsid="0016aece" style:font-size-asian="18pt" style:font-size-complex="18pt"/>
    </style:style>
    <style:style style:name="P7" style:family="paragraph" style:parent-style-name="Standard">
      <style:paragraph-properties fo:text-align="center" style:justify-single-word="false"/>
      <style:text-properties fo:font-size="20pt" officeooo:rsid="0016aece" officeooo:paragraph-rsid="00230d81" style:font-size-asian="20pt" style:font-size-complex="20pt"/>
    </style:style>
    <style:style style:name="P8" style:family="paragraph" style:parent-style-name="Standard">
      <style:paragraph-properties fo:text-align="center" style:justify-single-word="false"/>
      <style:text-properties fo:font-size="20pt" officeooo:rsid="0016aece" officeooo:paragraph-rsid="0016aece" style:font-size-asian="20pt" style:font-size-complex="20pt"/>
    </style:style>
    <style:style style:name="P9" style:family="paragraph" style:parent-style-name="Standard">
      <style:paragraph-properties fo:text-align="center" style:justify-single-word="false"/>
      <style:text-properties fo:font-weight="bold" officeooo:rsid="0016aece" officeooo:paragraph-rsid="0016aece" style:font-weight-asian="bold" style:font-weight-complex="bold"/>
    </style:style>
    <style:style style:name="P10" style:family="paragraph" style:parent-style-name="Standard" style:master-page-name="First_20_Page">
      <style:paragraph-properties fo:text-align="center" style:justify-single-word="false" style:page-number="auto"/>
      <style:text-properties fo:font-weight="bold" style:font-weight-asian="bold" style:font-weight-complex="bold"/>
    </style:style>
    <style:style style:name="P11" style:family="paragraph" style:parent-style-name="Standard" style:master-page-name="Standard">
      <style:paragraph-properties fo:text-align="center" style:justify-single-word="false" style:page-number="auto"/>
      <style:text-properties fo:font-size="20pt" officeooo:rsid="0016aece" officeooo:paragraph-rsid="0016aece" style:font-size-asian="20pt" style:font-size-complex="20pt"/>
    </style:style>
    <style:style style:name="P12" style:family="paragraph" style:parent-style-name="Text_20_body">
      <style:text-properties officeooo:rsid="0018d3c2" officeooo:paragraph-rsid="0018d3c2"/>
    </style:style>
    <style:style style:name="P13" style:family="paragraph" style:parent-style-name="Text_20_body">
      <style:text-properties officeooo:rsid="0018d3c2" officeooo:paragraph-rsid="0025b9e8"/>
    </style:style>
    <style:style style:name="P14" style:family="paragraph" style:parent-style-name="Text_20_body">
      <style:text-properties officeooo:rsid="001922ac" officeooo:paragraph-rsid="001922ac"/>
    </style:style>
    <style:style style:name="P15" style:family="paragraph" style:parent-style-name="Text_20_body">
      <style:text-properties officeooo:rsid="001922ac" officeooo:paragraph-rsid="002480e8"/>
    </style:style>
    <style:style style:name="P16" style:family="paragraph" style:parent-style-name="Text_20_body">
      <style:text-properties officeooo:rsid="00199263" officeooo:paragraph-rsid="00199263"/>
    </style:style>
    <style:style style:name="P17" style:family="paragraph" style:parent-style-name="Text_20_body">
      <style:text-properties officeooo:rsid="00199263" officeooo:paragraph-rsid="0027765c"/>
    </style:style>
    <style:style style:name="P18" style:family="paragraph" style:parent-style-name="Text_20_body">
      <style:text-properties officeooo:rsid="00199263" officeooo:paragraph-rsid="002a2f56"/>
    </style:style>
    <style:style style:name="P19" style:family="paragraph" style:parent-style-name="Text_20_body">
      <style:text-properties officeooo:paragraph-rsid="001aecb3"/>
    </style:style>
    <style:style style:name="P20" style:family="paragraph" style:parent-style-name="Text_20_body">
      <style:text-properties officeooo:rsid="001aecb3" officeooo:paragraph-rsid="0025b9e8"/>
    </style:style>
    <style:style style:name="P21" style:family="paragraph" style:parent-style-name="Text_20_body">
      <style:text-properties officeooo:rsid="001aecb3" officeooo:paragraph-rsid="002a2f56"/>
    </style:style>
    <style:style style:name="P22" style:family="paragraph" style:parent-style-name="Text_20_body">
      <style:text-properties officeooo:rsid="001b948a" officeooo:paragraph-rsid="001b948a"/>
    </style:style>
    <style:style style:name="P23" style:family="paragraph" style:parent-style-name="Text_20_body">
      <style:text-properties officeooo:rsid="001d798f" officeooo:paragraph-rsid="001d798f"/>
    </style:style>
    <style:style style:name="P24" style:family="paragraph" style:parent-style-name="Text_20_body">
      <style:text-properties officeooo:rsid="001d798f" officeooo:paragraph-rsid="002e3d17"/>
    </style:style>
    <style:style style:name="P25" style:family="paragraph" style:parent-style-name="Text_20_body">
      <style:text-properties officeooo:rsid="001f2bab" officeooo:paragraph-rsid="001f2bab"/>
    </style:style>
    <style:style style:name="P26" style:family="paragraph" style:parent-style-name="Text_20_body">
      <style:text-properties officeooo:rsid="001fbc70" officeooo:paragraph-rsid="001fbc70"/>
    </style:style>
    <style:style style:name="P27" style:family="paragraph" style:parent-style-name="Text_20_body">
      <style:text-properties officeooo:rsid="002480e8" officeooo:paragraph-rsid="002480e8"/>
    </style:style>
    <style:style style:name="P28" style:family="paragraph" style:parent-style-name="Text_20_body">
      <style:text-properties officeooo:rsid="002c4c79" officeooo:paragraph-rsid="002c4c79"/>
    </style:style>
    <style:style style:name="P29" style:family="paragraph" style:parent-style-name="Text_20_body">
      <style:text-properties officeooo:rsid="002d7bf6" officeooo:paragraph-rsid="002d7bf6"/>
    </style:style>
    <style:style style:name="P30" style:family="paragraph" style:parent-style-name="Text_20_body">
      <style:text-properties officeooo:rsid="002e1a51" officeooo:paragraph-rsid="002e1a51"/>
    </style:style>
    <style:style style:name="P31" style:family="paragraph" style:parent-style-name="Text_20_body">
      <style:text-properties officeooo:rsid="003024d4" officeooo:paragraph-rsid="003024d4"/>
    </style:style>
    <style:style style:name="P32" style:family="paragraph" style:parent-style-name="Text_20_body">
      <style:paragraph-properties fo:text-align="start" style:justify-single-word="false"/>
      <style:text-properties officeooo:rsid="003582ca" officeooo:paragraph-rsid="003582ca"/>
    </style:style>
    <style:style style:name="P33" style:family="paragraph" style:parent-style-name="Text_20_body">
      <style:paragraph-properties fo:text-align="justify" style:justify-single-word="false"/>
      <style:text-properties officeooo:rsid="003582ca" officeooo:paragraph-rsid="003582ca"/>
    </style:style>
    <style:style style:name="P34" style:family="paragraph" style:parent-style-name="Text_20_body">
      <style:paragraph-properties fo:text-align="start" style:justify-single-word="false"/>
      <style:text-properties officeooo:paragraph-rsid="003582ca"/>
    </style:style>
    <style:style style:name="P35" style:family="paragraph" style:parent-style-name="Text_20_body">
      <style:text-properties officeooo:rsid="0036f32d" officeooo:paragraph-rsid="0036f32d"/>
    </style:style>
    <style:style style:name="P36" style:family="paragraph" style:parent-style-name="Text_20_body">
      <style:text-properties officeooo:paragraph-rsid="0036f32d"/>
    </style:style>
    <style:style style:name="P37" style:family="paragraph" style:parent-style-name="Text_20_body" style:list-style-name="L2">
      <style:paragraph-properties fo:text-align="justify" style:justify-single-word="false"/>
      <style:text-properties officeooo:rsid="0038b0ca" officeooo:paragraph-rsid="0038b0ca"/>
    </style:style>
    <style:style style:name="P38" style:family="paragraph" style:parent-style-name="Text_20_body">
      <style:text-properties officeooo:rsid="0038f002" officeooo:paragraph-rsid="0038f002"/>
    </style:style>
    <style:style style:name="P39" style:family="paragraph" style:parent-style-name="Text_20_body" style:list-style-name="L2">
      <style:paragraph-properties fo:text-align="justify" style:justify-single-word="false"/>
      <style:text-properties officeooo:rsid="0038f002" officeooo:paragraph-rsid="0038f002"/>
    </style:style>
    <style:style style:name="P40" style:family="paragraph" style:parent-style-name="Text_20_body" style:list-style-name="L2">
      <style:paragraph-properties fo:text-align="justify" style:justify-single-word="false"/>
      <style:text-properties officeooo:rsid="0038f002" officeooo:paragraph-rsid="0039f9c0"/>
    </style:style>
    <style:style style:name="P41" style:family="paragraph" style:parent-style-name="Text_20_body" style:list-style-name="L2">
      <style:paragraph-properties fo:text-align="justify" style:justify-single-word="false"/>
      <style:text-properties officeooo:rsid="0039f9c0" officeooo:paragraph-rsid="0039f9c0"/>
    </style:style>
    <style:style style:name="P42" style:family="paragraph" style:parent-style-name="Text_20_body" style:master-page-name="First_20_Page">
      <style:paragraph-properties style:page-number="auto"/>
      <style:text-properties officeooo:rsid="001922ac" officeooo:paragraph-rsid="001922ac"/>
    </style:style>
    <style:style style:name="P43" style:family="paragraph" style:parent-style-name="Text_20_body">
      <style:paragraph-properties fo:text-align="end" style:justify-single-word="false" fo:break-before="page"/>
      <style:text-properties officeooo:rsid="0039f9c0" officeooo:paragraph-rsid="003582ca"/>
    </style:style>
    <style:style style:name="P44" style:family="paragraph" style:parent-style-name="Contents_20_3">
      <style:paragraph-properties>
        <style:tab-stops>
          <style:tab-stop style:position="14.293cm" style:type="right" style:leader-style="dotted" style:leader-text="."/>
        </style:tab-stops>
      </style:paragraph-properties>
    </style:style>
    <style:style style:name="P45" style:family="paragraph" style:parent-style-name="Heading_20_3">
      <style:text-properties officeooo:rsid="001d798f" officeooo:paragraph-rsid="001d798f"/>
    </style:style>
    <style:style style:name="P46" style:family="paragraph" style:parent-style-name="Heading_20_3">
      <style:text-properties officeooo:paragraph-rsid="001d798f"/>
    </style:style>
    <style:style style:name="P47" style:family="paragraph" style:parent-style-name="Heading_20_3">
      <style:text-properties officeooo:rsid="002d7bf6" officeooo:paragraph-rsid="002d7bf6"/>
    </style:style>
    <style:style style:name="P48" style:family="paragraph" style:parent-style-name="Heading_20_1" style:master-page-name="First_20_Page">
      <style:paragraph-properties style:page-number="auto"/>
      <style:text-properties officeooo:rsid="0018d3c2" officeooo:paragraph-rsid="0018d3c2"/>
    </style:style>
    <style:style style:name="P49" style:family="paragraph" style:parent-style-name="Heading_20_1" style:master-page-name="First_20_Page">
      <style:paragraph-properties style:page-number="auto"/>
      <style:text-properties officeooo:rsid="00199263" officeooo:paragraph-rsid="00199263"/>
    </style:style>
    <style:style style:name="P50" style:family="paragraph" style:parent-style-name="Heading_20_1" style:master-page-name="First_20_Page">
      <style:paragraph-properties style:page-number="auto"/>
      <style:text-properties officeooo:rsid="001b948a" officeooo:paragraph-rsid="001b948a"/>
    </style:style>
    <style:style style:name="P51" style:family="paragraph" style:parent-style-name="Heading_20_1" style:master-page-name="First_20_Page">
      <style:paragraph-properties style:page-number="auto"/>
      <style:text-properties officeooo:rsid="001d798f" officeooo:paragraph-rsid="001d798f"/>
    </style:style>
    <style:style style:name="P52" style:family="paragraph" style:parent-style-name="Heading_20_1" style:master-page-name="First_20_Page">
      <style:paragraph-properties style:page-number="auto"/>
      <style:text-properties officeooo:rsid="001fbc70" officeooo:paragraph-rsid="001fbc70"/>
    </style:style>
    <style:style style:name="P53" style:family="paragraph" style:parent-style-name="Heading_20_1" style:master-page-name="First_20_Page">
      <style:paragraph-properties style:page-number="auto"/>
      <style:text-properties officeooo:rsid="00340715" officeooo:paragraph-rsid="00340715"/>
    </style:style>
    <style:style style:name="P54" style:family="paragraph" style:parent-style-name="Heading_20_1" style:master-page-name="First_20_Page">
      <style:paragraph-properties fo:text-align="center" style:justify-single-word="false" style:page-number="auto"/>
      <style:text-properties officeooo:paragraph-rsid="003582ca"/>
    </style:style>
    <style:style style:name="P55" style:family="paragraph" style:parent-style-name="Heading_20_1">
      <style:text-properties officeooo:rsid="0018d3c2"/>
    </style:style>
    <style:style style:name="P56" style:family="paragraph" style:parent-style-name="Heading_20_1">
      <style:text-properties officeooo:rsid="001922ac" officeooo:paragraph-rsid="001922ac"/>
    </style:style>
    <style:style style:name="P57" style:family="paragraph" style:parent-style-name="Heading_20_2">
      <style:text-properties officeooo:paragraph-rsid="001d798f"/>
    </style:style>
    <style:style style:name="P58" style:family="paragraph" style:parent-style-name="Heading_20_2">
      <style:text-properties officeooo:rsid="001f2bab" officeooo:paragraph-rsid="001f2bab"/>
    </style:style>
    <style:style style:name="P59" style:family="paragraph" style:parent-style-name="Heading_20_2">
      <style:text-properties officeooo:paragraph-rsid="001fbc70"/>
    </style:style>
    <style:style style:name="P60" style:family="paragraph" style:parent-style-name="Contents_20_Heading" style:master-page-name="First_20_Page">
      <style:paragraph-properties style:page-number="auto"/>
    </style:style>
    <style:style style:name="P61" style:family="paragraph" style:parent-style-name="Frame_20_contents">
      <style:text-properties officeooo:rsid="001f2bab" officeooo:paragraph-rsid="001f2bab"/>
    </style:style>
    <style:style style:name="P62" style:family="paragraph" style:parent-style-name="Frame_20_contents">
      <style:text-properties officeooo:rsid="003b8bf2" officeooo:paragraph-rsid="003b8bf2"/>
    </style:style>
    <style:style style:name="P63" style:family="paragraph" style:parent-style-name="Contents_20_2">
      <style:paragraph-properties>
        <style:tab-stops>
          <style:tab-stop style:position="14.792cm" style:type="right" style:leader-style="dotted" style:leader-text="."/>
        </style:tab-stops>
      </style:paragraph-properties>
    </style:style>
    <style:style style:name="P64" style:family="paragraph" style:parent-style-name="Contents_20_1">
      <style:paragraph-properties>
        <style:tab-stops>
          <style:tab-stop style:position="15.291cm" style:type="right" style:leader-style="dotted" style:leader-text="."/>
        </style:tab-stops>
      </style:paragraph-properties>
    </style:style>
    <style:style style:name="P65" style:family="paragraph" style:parent-style-name="Lisa">
      <style:paragraph-properties fo:text-align="end" style:justify-single-word="false"/>
    </style:style>
    <style:style style:name="T1" style:family="text">
      <style:text-properties officeooo:rsid="0018d3c2"/>
    </style:style>
    <style:style style:name="T2" style:family="text">
      <style:text-properties officeooo:rsid="001922ac"/>
    </style:style>
    <style:style style:name="T3" style:family="text">
      <style:text-properties officeooo:rsid="00199263"/>
    </style:style>
    <style:style style:name="T4" style:family="text">
      <style:text-properties officeooo:rsid="001aecb3"/>
    </style:style>
    <style:style style:name="T5" style:family="text">
      <style:text-properties fo:font-variant="normal" fo:text-transform="none" fo:color="#000000" style:font-name="Times New Roman1" fo:font-size="14pt" fo:letter-spacing="normal" fo:font-style="normal" fo:font-weight="normal" officeooo:rsid="001aecb3"/>
    </style:style>
    <style:style style:name="T6" style:family="text">
      <style:text-properties fo:font-variant="normal" fo:text-transform="none" fo:color="#000000" style:font-name="Times New Roman1" fo:font-size="14pt" fo:letter-spacing="normal" fo:font-style="normal" fo:font-weight="normal" officeooo:rsid="00199263"/>
    </style:style>
    <style:style style:name="T7" style:family="text">
      <style:text-properties officeooo:rsid="001b948a"/>
    </style:style>
    <style:style style:name="T8" style:family="text">
      <style:text-properties officeooo:rsid="001d798f"/>
    </style:style>
    <style:style style:name="T9" style:family="text">
      <style:text-properties officeooo:rsid="001f2bab"/>
    </style:style>
    <style:style style:name="T10" style:family="text">
      <style:text-properties officeooo:rsid="001fbc70"/>
    </style:style>
    <style:style style:name="T11" style:family="text">
      <style:text-properties officeooo:rsid="0021704e"/>
    </style:style>
    <style:style style:name="T12" style:family="text">
      <style:text-properties officeooo:rsid="00230d81"/>
    </style:style>
    <style:style style:name="T13" style:family="text">
      <style:text-properties officeooo:rsid="002367f7"/>
    </style:style>
    <style:style style:name="T14" style:family="text">
      <style:text-properties officeooo:rsid="0026a786"/>
    </style:style>
    <style:style style:name="T15" style:family="text">
      <style:text-properties officeooo:rsid="0026cfcb"/>
    </style:style>
    <style:style style:name="T16" style:family="text">
      <style:text-properties officeooo:rsid="0027765c"/>
    </style:style>
    <style:style style:name="T17" style:family="text">
      <style:text-properties officeooo:rsid="002a2f56"/>
    </style:style>
    <style:style style:name="T18" style:family="text">
      <style:text-properties officeooo:rsid="002a4bc1"/>
    </style:style>
    <style:style style:name="T19" style:family="text">
      <style:text-properties officeooo:rsid="002b89cd"/>
    </style:style>
    <style:style style:name="T20" style:family="text">
      <style:text-properties officeooo:rsid="002c2a74"/>
    </style:style>
    <style:style style:name="T21" style:family="text">
      <style:text-properties officeooo:rsid="002c52f3"/>
    </style:style>
    <style:style style:name="T22" style:family="text">
      <style:text-properties officeooo:rsid="002d0983"/>
    </style:style>
    <style:style style:name="T23" style:family="text">
      <style:text-properties officeooo:rsid="002d7bf6"/>
    </style:style>
    <style:style style:name="T24" style:family="text">
      <style:text-properties officeooo:rsid="002e1a51"/>
    </style:style>
    <style:style style:name="T25" style:family="text">
      <style:text-properties officeooo:rsid="002e3d17"/>
    </style:style>
    <style:style style:name="T26" style:family="text">
      <style:text-properties officeooo:rsid="002f60b1"/>
    </style:style>
    <style:style style:name="T27" style:family="text">
      <style:text-properties officeooo:rsid="003024d4"/>
    </style:style>
    <style:style style:name="T28" style:family="text">
      <style:text-properties officeooo:rsid="00321d3d"/>
    </style:style>
    <style:style style:name="T29" style:family="text">
      <style:text-properties officeooo:rsid="00322efb"/>
    </style:style>
    <style:style style:name="T30" style:family="text">
      <style:text-properties officeooo:rsid="003582ca"/>
    </style:style>
    <style:style style:name="T31" style:family="text">
      <style:text-properties officeooo:rsid="0036f32d"/>
    </style:style>
    <style:style style:name="T32" style:family="text">
      <style:text-properties officeooo:rsid="00383c51"/>
    </style:style>
    <style:style style:name="T33" style:family="text">
      <style:text-properties officeooo:rsid="0038b0ca"/>
    </style:style>
    <style:style style:name="T34" style:family="text">
      <style:text-properties officeooo:rsid="0039f9c0"/>
    </style:style>
    <style:style style:name="T35" style:family="text">
      <style:text-properties officeooo:rsid="003ba37b"/>
    </style:style>
    <style:style style:name="T36" style:family="text">
      <style:text-properties officeooo:rsid="003cd52f"/>
    </style:style>
    <style:style style:name="T37" style:family="text">
      <style:text-properties officeooo:rsid="003ebc20"/>
    </style:style>
    <style:style style:name="T38" style:family="text">
      <style:text-properties officeooo:rsid="003ec063"/>
    </style:style>
    <style:style style:name="fr1" style:family="graphic" style:parent-style-name="Frame">
      <style:graphic-properties style:run-through="foreground" style:wrap="none" style:vertical-pos="top" style:vertical-rel="paragraph-content" style:horizontal-pos="center" style:horizontal-rel="paragraph"/>
    </style:style>
    <style:style style:name="fr2" style:family="graphic" style:parent-style-name="Frame">
      <style:graphic-properties style:vertical-pos="top" style:vertical-rel="paragraph-content" style:horizontal-pos="center" style:horizontal-rel="paragraph-content"/>
    </style:style>
    <style:style style:name="fr3" style:family="graphic" style:parent-style-name="Frame">
      <style:graphic-properties style:vertical-pos="from-top" style:vertical-rel="paragraph" style:horizontal-pos="center" style:horizontal-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isa"/>
      </text:sequence-decls>
      <text:p text:style-name="P11">TALLINNA POLÜTEHNIKUM</text:p>
      <text:p text:style-name="P3">IT ja telekommunikatsioon erialaosakond</text:p>
      <text:p text:style-name="P1"/>
      <text:p text:style-name="P1"/>
      <text:p text:style-name="P1"/>
      <text:p text:style-name="P1"/>
      <text:p text:style-name="P1"/>
      <text:p text:style-name="P1"/>
      <text:p text:style-name="P1"/>
      <text:p text:style-name="P7">Keijo Kapp</text:p>
      <text:p text:style-name="P1"/>
      <text:p text:style-name="P5">BLAH BLAH <text:span text:style-name="T12">VEEBIRAKENDUS</text:span>...</text:p>
      <text:p text:style-name="P1"/>
      <text:p text:style-name="P1"/>
      <text:p text:style-name="P8">Lõputöö</text:p>
      <text:p text:style-name="P1"/>
      <text:p text:style-name="P1"/>
      <text:p text:style-name="P1"/>
      <text:p text:style-name="P9">ARVUTID JA ARVUTIVÄRGUD</text:p>
      <text:p text:style-name="P1"/>
      <text:p text:style-name="P9">PA-12A</text:p>
      <text:p text:style-name="P1"/>
      <text:p text:style-name="P1"/>
      <text:p text:style-name="P4">Juhendaja: … <text:s/></text:p>
      <text:p text:style-name="P1"/>
      <text:p text:style-name="P1"/>
      <text:p text:style-name="P1"/>
      <text:p text:style-name="P1"/>
      <text:p text:style-name="P1"/>
      <text:p text:style-name="P6">Tallinn 2015</text:p>
      <text:p text:style-name="P10">AUTORIDEKLARATSIOON</text:p>
      <text:p text:style-name="Standard"/>
      <text:p text:style-name="Standard">Deklareerin, et käesolev lõputöö, mis on minu iseseisva töö tulemus, on esitatud Tallinna Polütehnikumi lõputunnistuse taotlemiseks Arvutid ja arvutivõrgud erialal. Lõputöö alusel ei ole varem eriala lõputunnistust taotletud.</text:p>
      <text:p text:style-name="Standard"/>
      <text:p text:style-name="Standard"/>
      <text:p text:style-name="P2">Autor Keijo Kapp …...................................</text:p>
      <text:p text:style-name="P2"><text:s text:c="37"/>(allkiri ja kuupäev)</text:p>
      <text:p text:style-name="P2"/>
      <text:p text:style-name="P2"/>
      <text:p text:style-name="P2"/>
      <text:p text:style-name="P2">Töö vastab kehtivatele nõuetele (<text:span text:style-name="T13">nope really</text:span>...)</text:p>
      <text:p text:style-name="P2"/>
      <text:p text:style-name="P2"/>
      <text:p text:style-name="P2">Juhendaja ..................................</text:p>
      <text:p text:style-name="P2"><text:s text:c="20"/>(allkiri ja kuupäev)</text:p>
      <text:table-of-content text:style-name="Sect1" text:protected="true" text:name="Table of Contents1">
        <text:table-of-content-source text:outline-level="10">
          <text:index-title-template text:style-name="Contents_20_Heading">Sisukord</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0">Sisukord</text:p>
          </text:index-title>
          <text:p text:style-name="P64"><text:a xlink:type="simple" xlink:href="#__RefHeading__295_1302403536" text:style-name="Index_20_Link" text:visited-style-name="Index_20_Link">Lühendid ja terminid<text:tab/>5</text:a></text:p>
          <text:p text:style-name="P64"><text:a xlink:type="simple" xlink:href="#__RefHeading__297_1302403536" text:style-name="Index_20_Link" text:visited-style-name="Index_20_Link">Sissejuhatus<text:tab/>6</text:a></text:p>
          <text:p text:style-name="P64"><text:a xlink:type="simple" xlink:href="#__RefHeading__299_1302403536" text:style-name="Index_20_Link" text:visited-style-name="Index_20_Link">1. Lahenduse tellijast …<text:tab/>7</text:a></text:p>
          <text:p text:style-name="P64"><text:a xlink:type="simple" xlink:href="#__RefHeading__301_1302403536" text:style-name="Index_20_Link" text:visited-style-name="Index_20_Link">2. Lahendatav probleem<text:tab/>8</text:a></text:p>
          <text:p text:style-name="P64"><text:a xlink:type="simple" xlink:href="#__RefHeading__303_1302403536" text:style-name="Index_20_Link" text:visited-style-name="Index_20_Link">3. Projekteerimine (v planeerimine?)<text:tab/>9</text:a></text:p>
          <text:p text:style-name="P63"><text:a xlink:type="simple" xlink:href="#__RefHeading__305_1302403536" text:style-name="Index_20_Link" text:visited-style-name="Index_20_Link">3.1. Nõuete analüüs<text:tab/>9</text:a></text:p>
          <text:p text:style-name="P44"><text:a xlink:type="simple" xlink:href="#__RefHeading__307_1302403536" text:style-name="Index_20_Link" text:visited-style-name="Index_20_Link">3.1.1 Funktsionaalne vaade<text:tab/>9</text:a></text:p>
          <text:p text:style-name="P44"><text:a xlink:type="simple" xlink:href="#__RefHeading__309_1302403536" text:style-name="Index_20_Link" text:visited-style-name="Index_20_Link">3.1.2 Ajaline vaade<text:tab/>9</text:a></text:p>
          <text:p text:style-name="P44"><text:a xlink:type="simple" xlink:href="#__RefHeading__311_1302403536" text:style-name="Index_20_Link" text:visited-style-name="Index_20_Link">3.1.3 [misiganes] vaade<text:tab/>9</text:a></text:p>
          <text:p text:style-name="P63"><text:a xlink:type="simple" xlink:href="#__RefHeading__313_1302403536" text:style-name="Index_20_Link" text:visited-style-name="Index_20_Link">3.2. Arendusmudel<text:tab/>9</text:a></text:p>
          <text:p text:style-name="P63"><text:a xlink:type="simple" xlink:href="#__RefHeading__315_1302403536" text:style-name="Index_20_Link" text:visited-style-name="Index_20_Link">3.3. Kasutatavad tehnoloogiad<text:tab/>9</text:a></text:p>
          <text:p text:style-name="P44"><text:a xlink:type="simple" xlink:href="#__RefHeading__317_1302403536" text:style-name="Index_20_Link" text:visited-style-name="Index_20_Link">3.3.1 PHP<text:tab/>10</text:a></text:p>
          <text:p text:style-name="P44"><text:a xlink:type="simple" xlink:href="#__RefHeading__319_1302403536" text:style-name="Index_20_Link" text:visited-style-name="Index_20_Link">3.3.2 dababaasiüllitis<text:tab/>10</text:a></text:p>
          <text:p text:style-name="P44"><text:a xlink:type="simple" xlink:href="#__RefHeading__321_1302403536" text:style-name="Index_20_Link" text:visited-style-name="Index_20_Link">3.3.3 Symfony<text:tab/>10</text:a></text:p>
          <text:p text:style-name="P64"><text:a xlink:type="simple" xlink:href="#__RefHeading__323_1302403536" text:style-name="Index_20_Link" text:visited-style-name="Index_20_Link">4. Töö teostus<text:tab/>11</text:a></text:p>
          <text:p text:style-name="P63"><text:a xlink:type="simple" xlink:href="#__RefHeading__325_1302403536" text:style-name="Index_20_Link" text:visited-style-name="Index_20_Link">4.1. Andmebaasi toimingute teostamine<text:tab/>11</text:a></text:p>
          <text:p text:style-name="P44"><text:a xlink:type="simple" xlink:href="#__RefHeading__327_1302403536" text:style-name="Index_20_Link" text:visited-style-name="Index_20_Link">4.1.3. Tabel 1<text:tab/>11</text:a></text:p>
          <text:p text:style-name="P63"><text:a xlink:type="simple" xlink:href="#__RefHeading__329_1302403536" text:style-name="Index_20_Link" text:visited-style-name="Index_20_Link">4.2. Failide struktuuri loomine<text:tab/>11</text:a></text:p>
          <text:p text:style-name="P63"><text:a xlink:type="simple" xlink:href="#__RefHeading__331_1302403536" text:style-name="Index_20_Link" text:visited-style-name="Index_20_Link">4.3. Arendamine<text:tab/>12</text:a></text:p>
          <text:p text:style-name="P44"><text:a xlink:type="simple" xlink:href="#__RefHeading__333_1302403536" text:style-name="Index_20_Link" text:visited-style-name="Index_20_Link">4.3.1. Toiming 1<text:tab/>12</text:a></text:p>
          <text:p text:style-name="P44"><text:a xlink:type="simple" xlink:href="#__RefHeading__335_1302403536" text:style-name="Index_20_Link" text:visited-style-name="Index_20_Link">4.3.1. Toiming 2<text:tab/>12</text:a></text:p>
          <text:p text:style-name="P63"><text:a xlink:type="simple" xlink:href="#__RefHeading__337_1302403536" text:style-name="Index_20_Link" text:visited-style-name="Index_20_Link">4.3. Testimine<text:tab/>12</text:a></text:p>
          <text:p text:style-name="P64"><text:a xlink:type="simple" xlink:href="#__RefHeading__339_1302403536" text:style-name="Index_20_Link" text:visited-style-name="Index_20_Link">5. Töö väljastamine kliendile<text:tab/>13</text:a></text:p>
          <text:p text:style-name="P63"><text:a xlink:type="simple" xlink:href="#__RefHeading__341_1302403536" text:style-name="Index_20_Link" text:visited-style-name="Index_20_Link">5.1. Kliendipoolne testimine<text:tab/>13</text:a></text:p>
          <text:p text:style-name="P63"><text:a xlink:type="simple" xlink:href="#__RefHeading__343_1302403536" text:style-name="Index_20_Link" text:visited-style-name="Index_20_Link">5.2. Töö viimine tootmiskeskkonda (“laivi”)<text:tab/>13</text:a></text:p>
          <text:p text:style-name="P64"><text:soft-page-break/><text:a xlink:type="simple" xlink:href="#__RefHeading__345_1302403536" text:style-name="Index_20_Link" text:visited-style-name="Index_20_Link">6. Tehtud töö tulevik<text:tab/>14</text:a></text:p>
          <text:p text:style-name="P64"><text:a xlink:type="simple" xlink:href="#__RefHeading__347_1302403536" text:style-name="Index_20_Link" text:visited-style-name="Index_20_Link">Kokkuvõte<text:tab/>15</text:a></text:p>
          <text:p text:style-name="P64"><text:a xlink:type="simple" xlink:href="#__RefHeading__349_1302403536" text:style-name="Index_20_Link" text:visited-style-name="Index_20_Link">Allikad<text:tab/>16</text:a></text:p>
          <text:p text:style-name="P64"><text:a xlink:type="simple" xlink:href="#__RefHeading__351_1302403536" text:style-name="Index_20_Link" text:visited-style-name="Index_20_Link">Lisad<text:tab/>17</text:a></text:p>
        </text:index-body>
      </text:table-of-content>
      <text:h text:style-name="P55" text:outline-level="1"/>
      <text:h text:style-name="P48" text:outline-level="1"><text:bookmark-start text:name="__RefHeading__295_1302403536"/>Lühendid ja terminid<text:bookmark-end text:name="__RefHeading__295_1302403536"/></text:h>
      <text:p text:style-name="P12"/>
      <text:p text:style-name="P14"/>
      <text:p text:style-name="P15">PHP – PHP Hypertext Preprocessor, avatud lähtekoodiga programmeerimiskeel peamiselt dünaamiliste veebirakenduste <text:span text:style-name="T32">serveripoolseks</text:span> <text:span text:style-name="T32">programmeerimiseks</text:span>. (The PHP Group, 2015)</text:p>
      <text:p text:style-name="P27">Stuff0 – Just stuff </text:p>
      <text:p text:style-name="P14"/>
      <text:p text:style-name="P15">/* <text:span text:style-name="T1">Jumal seda mäletab, kas see oli enne v peale sissejuhatust, näite järgi ütleks, et enne (tundub ka üsna loogiline)... pole aega praegu järgi ka vaadata. </text:span>*/</text:p>
      <text:p text:style-name="P13">/* <text:span text:style-name="T2">TODO: kas siia alla lähevad ka kasutataud projektide jms nimed, raamistikud (nt Symfony) , erinevad teegikogud jms</text:span> */</text:p>
      <text:p text:style-name="P13">/* <text:span text:style-name="T2">Damn I hate proportional fonts</text:span> */</text:p>
      <text:p text:style-name="P14">/* <text:span text:style-name="T7">TODO: kas ID/Id/id on üldtuntud eesti keelne lühend? st. kas selle peaks siia lisama? </text:span>*/</text:p>
      <text:p text:style-name="P14">/* <text:span text:style-name="T7">TODO: kas siin peaks selgitama, mida tähendab “klient” klient-server tehnoloogia terminoloogias </text:span>*/</text:p>
      <text:p text:style-name="P14">/* <text:span text:style-name="T16">TODO: PHP on rekursiivne lühend. Tehniliselt see tähendaks, et lõputöö tuleb lõpmata pikk ning koosneb sellest, mis on kirjutatatud enne esimest “PHP” kasutamist ning lõpmata arv kordi “PHP” lühendist , mis on eraldatud lõigu eraldajaga (reavahetus) </text:span>*/</text:p>
      <text:p text:style-name="P14"/>
      <text:p text:style-name="P14"/>
      <text:p text:style-name="P14"/>
      <text:p text:style-name="P14">/* <text:span text:style-name="T16">üks leht, kui just väga põhjalikuks ei lähe lühendite tähenduse kirjeldamisel </text:span>*/</text:p>
      <text:p text:style-name="P42"/>
      <text:h text:style-name="P56" text:outline-level="1"><text:bookmark-start text:name="__RefHeading__297_1302403536"/>Sissejuhatus<text:bookmark-end text:name="__RefHeading__297_1302403536"/></text:h>
      <text:p text:style-name="P16">Nüüd peaks mõtlema ka hakkama...</text:p>
      <text:p text:style-name="P16">Iga süseem, sh veebirakendus kuulub suuremasse süsteemi. Nt kui tellitakse koduleht, ss kuulub see tellija turundussüšteemi juurde. Kodulehe moodul moodul kuulub kodulehe enda süsteemi. Esimene lõik peaksi olema selle “suurema” süsteemi kirjeldus.</text:p>
      <text:p text:style-name="P16">Teine lõik oleks ehk sellest, mis rolli peaks täitma lõputöö raames valmistatav lahendus selles süsteemis (kodulehe näitel on sellel oluline roll ettevõtte turundamisel internetis).</text:p>
      <text:p text:style-name="P18"><text:span text:style-name="T17">J</text:span>uhul, kui tegeimst on mingi mooduliga/osaga varem valminud süsteemile/rakendusele, ss rakenduse põhjalik kirjeldus, selle kasutajad, selle funktsionaalsuse detailid.</text:p>
      <text:p text:style-name="P21">Mida lõputöö hõlma<text:span text:style-name="T18">b</text:span> (programmeerimine, sh milline programmeerimine, keeled, keskkonnad (kliendipoolne ja/või serveripoolne)? Lahenduse jaoks infrastruktuuri paigaldamine? Miski muu IT värk?).</text:p>
      <text:p text:style-name="P21">Ajakasutus... aeg, mis planeerit<text:span text:style-name="T19">akse</text:span> lõputöö kirjutamiseks (ning vastava lahenduse loomiseks)? <text:span text:style-name="T20">(a</text:span>eg, mis reaalselt kulus <text:span text:style-name="T20">peaks minema kokkuvõttesse)</text:span></text:p>
      <text:p text:style-name="P20"><text:span text:style-name="T14">Lõ</text:span>putöö ülesehitus, kuigi see on üsna lühike lõputöö (30+lk?).</text:p>
      <text:p text:style-name="P16">…</text:p>
      <text:p text:style-name="P16"/>
      <text:p text:style-name="P16">/* TODO: kui spetsiifiliseks peaks lahenduse olemuse kirjeldamisel sissejuhatuses minema? … */</text:p>
      <text:p text:style-name="P16">/* <text:span text:style-name="T15">krdile, eks see selgub </text:span>*/</text:p>
      <text:p text:style-name="P17">/* poolteist lehte peaks paras olema */</text:p>
      <text:h text:style-name="P49" text:outline-level="1"><text:bookmark-start text:name="__RefHeading__299_1302403536"/>1. Lahenduse tellijast …<text:bookmark-end text:name="__RefHeading__299_1302403536"/></text:h>
      <text:p text:style-name="P28">Tellija kui organisatsiooni ülesehitus, selle roll ühiskonnas. Tellija ärimudel vms</text:p>
      <text:p text:style-name="P16"/>
      <text:p text:style-name="P16">/* poolteist lehte v rohkem */</text:p>
      <text:h text:style-name="P49" text:outline-level="1"><text:bookmark-start text:name="__RefHeading__301_1302403536"/>2. Lahendatav probleem<text:bookmark-end text:name="__RefHeading__301_1302403536"/></text:h>
      <text:p text:style-name="P19"><text:span text:style-name="T3">Pealkiri on kopeeritud teisest lõputööst (</text:span><text:span text:style-name="T6">Anne-Ly Nguyen Thien, </text:span><text:span text:style-name="T5">2013</text:span><text:span text:style-name="T4">) :). Vajab tõenäoliselt ümbersõnastamist. (ei tasu nii pessimistlik olla, et “probleemid” igal pool)</text:span></text:p>
      <text:p text:style-name="P16">Kliendi/tellija/süsteemi haldaja soovid/probeemid, sh. praeguste lahenduste (kui neid on) <text:span text:style-name="T32">probleemi lahendamiseks </text:span>mittesobimise põhjused.</text:p>
      <text:p text:style-name="P16"/>
      <text:p text:style-name="P16"/>
      <text:p text:style-name="P16">/* see ei peaks eriti pikk olema, ühest lehest vb piisab */</text:p>
      <text:h text:style-name="P50" text:outline-level="1"><text:bookmark-start text:name="__RefHeading__303_1302403536"/>3. Projekteerimine <text:span text:style-name="T8">(v planeerimine?)</text:span><text:bookmark-end text:name="__RefHeading__303_1302403536"/></text:h>
      <text:p text:style-name="P22">Siin tuleks nüüd mõtlemisvõimet ka kasutada</text:p>
      <text:p text:style-name="P22">Tõenäoliselt on tegemist mingit laadi veebiarendusega nii serveri kui kliendi poolel.</text:p>
      <text:p text:style-name="P22">Seega kujundus - peaks võimalikult vara välja mõtlema, et pärast <text:span text:style-name="T21">selle üle otsustamisele</text:span> <text:span text:style-name="T21">hiljem aega ei kuluks, arvestade minu kunstilise loomingulisuse puudumist</text:span>.</text:p>
      <text:p text:style-name="P22">Loodava funktsionaalsuse detailid, mis juhul miski peaks juhtuma?</text:p>
      <text:h text:style-name="Heading_20_2" text:outline-level="2"><text:bookmark-start text:name="__RefHeading__305_1302403536"/>3.1. <text:span text:style-name="T8">Nõuete analüüs</text:span><text:bookmark-end text:name="__RefHeading__305_1302403536"/></text:h>
      <text:p text:style-name="P23">Igasugu [UML] diagrammid (vaated). Tarkva<text:span text:style-name="T22">r</text:span>aprojekti puhul peaks see üsna tavaline asi olema projekteerimise juures</text:p>
      <text:h text:style-name="P45" text:outline-level="3"><text:bookmark-start text:name="__RefHeading__307_1302403536"/>3.1.1 Funktsionaalne vaade<text:bookmark-end text:name="__RefHeading__307_1302403536"/></text:h>
      <text:h text:style-name="P45" text:outline-level="3"><text:bookmark-start text:name="__RefHeading__309_1302403536"/>3.1.2 Ajaline vaade<text:bookmark-end text:name="__RefHeading__309_1302403536"/></text:h>
      <text:h text:style-name="P45" text:outline-level="3"><text:bookmark-start text:name="__RefHeading__311_1302403536"/>3.1.3 [misiganes] vaade<text:bookmark-end text:name="__RefHeading__311_1302403536"/></text:h>
      <text:h text:style-name="P57" text:outline-level="2"><text:bookmark-start text:name="__RefHeading__313_1302403536"/>3.<text:span text:style-name="T8">2</text:span>. <text:span text:style-name="T8">Arendusmudel</text:span><text:bookmark-end text:name="__RefHeading__313_1302403536"/></text:h>
      <text:p text:style-name="P23">Koskmudel tõenäoliselt.</text:p>
      <text:p text:style-name="P23">Selle kirjeldus &amp; valiku põhjused.</text:p>
      <text:h text:style-name="P57" text:outline-level="2"><text:bookmark-start text:name="__RefHeading__315_1302403536"/>3.<text:span text:style-name="T8">3</text:span>. <text:span text:style-name="T8">Kasutatavad tehnoloogiad</text:span><text:bookmark-end text:name="__RefHeading__315_1302403536"/></text:h>
      <text:p text:style-name="P30">Ma ei usu, et siia alla läheb keskkond, milles töö teostati (IDE, serveri stack), aga ma pole kindel, kuhu selle võiks kirjutada.</text:p>
      <text:h text:style-name="P45" text:outline-level="3"><text:bookmark-start text:name="__RefHeading__317_1302403536"/><text:soft-page-break/>3.3.1 PHP<text:bookmark-end text:name="__RefHeading__317_1302403536"/></text:h>
      <text:p text:style-name="P23">Peamiselt serveripoolseks veebiarenduseks mõeldud skriptimiskeel... kõik see litsentside, eeliste jms asi sinna juurde</text:p>
      <text:h text:style-name="P45" text:outline-level="3"><text:bookmark-start text:name="__RefHeading__319_1302403536"/>3.3.2 dababaasiüllitis<text:bookmark-end text:name="__RefHeading__319_1302403536"/></text:h>
      <text:p text:style-name="P23">Oeh, tundub, et mul tuleb PostgreSQLiga tegemist</text:p>
      <text:h text:style-name="P45" text:outline-level="3"><text:bookmark-start text:name="__RefHeading__321_1302403536"/>3.3.3 Symfony<text:bookmark-end text:name="__RefHeading__321_1302403536"/></text:h>
      <text:p text:style-name="P23">Gigasuur PHP platvormi<text:span text:style-name="T23">l</text:span> ja PHP<text:span text:style-name="T24">'ga veebiarenduse tarbeks</text:span> <text:span text:style-name="T24">loodud</text:span> raamistik koos 100k+ erineva komponendiga, mida mul tõenäoliselt kunagi vaja ei lähe, </text:p>
      <text:p text:style-name="P23"/>
      <text:p text:style-name="P23">/* see peaktükk (3.) Peaks võtma vähemalt 4 lehte, tõenäoliselt <text:span text:style-name="T23">palju rohkem</text:span>*/</text:p>
      <text:h text:style-name="P51" text:outline-level="1"><text:bookmark-start text:name="__RefHeading__323_1302403536"/>4. <text:span text:style-name="T9">Töö teostus</text:span><text:bookmark-end text:name="__RefHeading__323_1302403536"/></text:h>
      <text:p text:style-name="P23">Egas midagi, nüüd hakkab koodimine pihta... siiski, kuna andmevaade on (loodetavast<text:span text:style-name="T25">i</text:span>) praeguseks valmis, ss saab ja oleks mõistlik teha siin andmebaasi tabelid ning luua [test?] andmed.</text:p>
      <text:h text:style-name="Heading_20_2" text:outline-level="2"><text:bookmark-start text:name="__RefHeading__325_1302403536"/>4.1. <text:span text:style-name="T8">Andmebaasi toimingute teostamine</text:span><text:bookmark-end text:name="__RefHeading__325_1302403536"/></text:h>
      <text:p text:style-name="P24">Andmebaasi nimi? <text:span text:style-name="T25">Mida see andmebaas veel sisaldab (nt mooduli korral)?</text:span></text:p>
      <text:p text:style-name="P24">Ma eelistaks siia <text:span text:style-name="T23">kirjutada</text:span> DDL päringud, mida on vaja teha. Nendeks peaks olema tabelite tegemise päringud, võtmete loomine ja seostamine (üdjuhul tehakse minu teada harva), <text:span text:style-name="T23">kodeeringute</text:span> <text:span text:style-name="T23">&amp;</text:span> vormingute paika panemine <text:span text:style-name="T23">etc.</text:span></text:p>
      <text:h text:style-name="P46" text:outline-level="3"><text:bookmark-start text:name="__RefHeading__327_1302403536"/>4.1.<text:span text:style-name="T8">3. Tabel 1</text:span><text:bookmark-end text:name="__RefHeading__327_1302403536"/></text:h>
      <text:p text:style-name="P25"><draw:frame draw:style-name="fr1" draw:name="Frame1" text:anchor-type="paragraph" svg:width="12.506cm" draw:z-index="0"><draw:text-box fo:min-height="2.251cm"><text:p text:style-name="P61">CREATE TABLE ...(</text:p><text:p text:style-name="P61"><text:tab/>id SERIAL # primaarvõti</text:p><text:p text:style-name="P61">)</text:p></draw:text-box></draw:frame>Näidisena kasutatava lõputöö autor on nö “tehnilise” struktuuri ja <text:span text:style-name="T23">keskmisele </text:span>inimesele arusaadava tabeli eraldi välja toonud... mulle meeldiks kogu see pärin<text:span text:style-name="T23">g</text:span> lihtsalt kirja panna koos SQL kommentaaridega, sest üks pärin<text:span text:style-name="T23">g</text:span> ütleb rohkem kui kümme tabelirida ning on tehniliselt täpsem ning lihtsalt uuesti kasutatav. Kuigi ruumitäiteks võib ka eraldi välja tuua.</text:p>
      <text:h text:style-name="P58" text:outline-level="2"><text:bookmark-start text:name="__RefHeading__329_1302403536"/>4.2. <text:span text:style-name="T25">F</text:span>ailide <text:span text:style-name="T25">struktuuri</text:span> loomine<text:bookmark-end text:name="__RefHeading__329_1302403536"/></text:h>
      <text:p text:style-name="P25">Kui tegemist on uue süsteemiga (midagi nagu sü<text:span text:style-name="T23">s</text:span>teemiprogemises “main” funktsioon), st mitte moodul, tuleks failistruktuur alguses üles ehitada ning see eraldi etapina välja tuua.</text:p>
      <text:p text:style-name="P25">/* TODO: kas see tuleks projekteerimise/planeerimise juures välja tuua? */</text:p>
      <text:h text:style-name="P58" text:outline-level="2"><text:bookmark-start text:name="__RefHeading__331_1302403536"/><text:soft-page-break/>4.3. Arendamine<text:bookmark-end text:name="__RefHeading__331_1302403536"/></text:h>
      <text:p text:style-name="P25">Võibolla tuleks <text:span text:style-name="T27">eraldi </text:span>välja tuua põhilised etapi<text:span text:style-name="T26">d</text:span> siinkohas <text:span text:style-name="T27">lisaks detailsematele peatükkidele</text:span></text:p>
      <text:h text:style-name="Heading_20_3" text:outline-level="3"><text:bookmark-start text:name="__RefHeading__333_1302403536"/>4.3.1. Toiming 1<text:bookmark-end text:name="__RefHeading__333_1302403536"/></text:h>
      <text:p text:style-name="P29">Kui nüüd mõelda, kuidas ma võiksin misiganes tööd alustada, ss alustaksin koodist, mis andmebaasiga suhtleb. Minu teada on [eeldataval] kasutataval platvormil (Symfony) moodul, mis abstrahheerib andmebaasiga suhtlemist (ORM vms). Sellisel juhul peaks selles etapis selle mooduli konfiguratsiooni/klassid looma.</text:p>
      <text:h text:style-name="P47" text:outline-level="3"><text:bookmark-start text:name="__RefHeading__335_1302403536"/>4.3.1. Toiming 2<text:bookmark-end text:name="__RefHeading__335_1302403536"/></text:h>
      <text:p text:style-name="P31">Edasi sõltub juba konkreetsest tööst...</text:p>
      <text:p text:style-name="P25">“Muutsin seda v seda komponenti nii v nii v nii”...</text:p>
      <text:p text:style-name="P25">Või “lisasin midagi kuhugi”</text:p>
      <text:h text:style-name="P58" text:outline-level="2"><text:bookmark-start text:name="__RefHeading__337_1302403536"/>4.3. Testimine<text:bookmark-end text:name="__RefHeading__337_1302403536"/></text:h>
      <text:p text:style-name="P25">Arendajapoolne testimine... ei oska midagi erilist välja tuua. Siin tuleks kirjutada, kuidas arendaja veendus et süsteem tööta<text:span text:style-name="T23">b</text:span> õigesti, st nii nagu nõuete analüüsis kirjas + <text:span text:style-name="T10">mingil määral nii nagu inimlikkuse seisukohalt võiks eeldada.</text:span></text:p>
      <text:p text:style-name="P25"><text:span text:style-name="T33">Siia peaks minema</text:span> <text:span text:style-name="T10">igasugune tootja (ehk ss arendava ettevõtte) -poolne testimine, sh test-tiimi tegevused. Kuigi see ei ole enam lõputöö autori asi, peaks tal siiski olema ettekujutus, kuidas lahendust edaspidi testitakse tootjaorganisatsiooni-siseselt.</text:span></text:p>
      <text:h text:style-name="P52" text:outline-level="1"><text:bookmark-start text:name="__RefHeading__339_1302403536"/>5. Töö väljastamine kliendile<text:bookmark-end text:name="__RefHeading__339_1302403536"/></text:h>
      <text:p text:style-name="P26">Siia peaks minema toote üleandmisel kliendiga toimunud kommunikatsioon <text:span text:style-name="T28">ja toimingud</text:span>. Vb on kliendil mingeid kommentaare, mis tasuksid üles märkimist. Kas klient oli rahul (ma arvan, et ka see on oluline üles märkida) ning põhjused? Tihtipeale võib klient olla väga õnnelik ootustest paremini tehtud töö üle v pettunud oodatust halvema tulemuse pärast. <text:span text:style-name="T29">Viimasel juhul tasuks märkimist, miks see nii läks.</text:span></text:p>
      <text:h text:style-name="Heading_20_2" text:outline-level="2"><text:bookmark-start text:name="__RefHeading__341_1302403536"/><text:span text:style-name="T10">5.1. Kliendipoolne testimine</text:span><text:bookmark-end text:name="__RefHeading__341_1302403536"/></text:h>
      <text:h text:style-name="P59" text:outline-level="2"><text:bookmark-start text:name="__RefHeading__343_1302403536"/><text:span text:style-name="T10">5.2. Töö viimine tootmiskeskkonda (“laivi”)</text:span><text:bookmark-end text:name="__RefHeading__343_1302403536"/></text:h>
      <text:p text:style-name="P26">Arvatavasti tegeleb ka sellega töö autor.</text:p>
      <text:h text:style-name="P52" text:outline-level="1"><text:bookmark-start text:name="__RefHeading__345_1302403536"/>6. Tehtud töö tulevik<text:bookmark-end text:name="__RefHeading__345_1302403536"/></text:h>
      <text:p text:style-name="P26">Kas edaspidi peab veel selle tööga tegelema/<text:span text:style-name="T38">kas tegeletakse</text:span>? Nt haldamine, kasutajatugi. Kas, kuidas ja mis tingimustel tööd edasi arendatakse, sh bugfiximine?</text:p>
      <text:h text:style-name="P52" text:outline-level="1"><text:bookmark-start text:name="__RefHeading__347_1302403536"/>Kokkuvõte<text:bookmark-end text:name="__RefHeading__347_1302403536"/></text:h>
      <text:p text:style-name="P26">Ausalt öeldes pole mul <text:span text:style-name="T37">ideid</text:span>, mida siia võiks kirjutada. Minu arvates on üsna jabur kirjutada seda, mis on juba eespool <text:span text:style-name="T29">suhteliselt samade sõnadega</text:span> kirjutatud ja ma arvan, et eespool *peaks* olema kõik oluline ja ka vähem oluline kirjutatud.</text:p>
      <text:p text:style-name="P26">Näitena kasutatavas lõputöös on siin välja toodud töö struktuur, mille mina paigaldaksin “Sissejuhatus” pealkirja alla. Vb aitab selle kokkuvõttesse kirjutamine paremini tööd uuesti läbi mõelda ning parandusi teha, aga lugeja seisukohalt tundub minu arvates ebapraktiline</text:p>
      <text:p text:style-name="P26">… <text:span text:style-name="T11">samas tuleb siinkohal eraldada “lõputöö” (ehk kirjutatav dokument) ning valmistatud lahendus (“Töö”). Lahenduse struktuuri (etappide) väljatoomine võiks minu arvates isegi sobida kokkuvõttesse.</text:span></text:p>
      <text:p text:style-name="P38">Ahjaa, kuidas lõputöö tegemine üldiselt läks (graafikus püsimine)</text:p>
      <text:h text:style-name="P53" text:outline-level="1"><text:bookmark-start text:name="__RefHeading__349_1302403536"/>Allikad<text:bookmark-end text:name="__RefHeading__349_1302403536"/></text:h>
      <text:p text:style-name="P36"><text:span text:style-name="T31">Autor (aasta). pealkiri [link]</text:span></text:p>
      <text:p text:style-name="P35"/>
      <text:h text:style-name="P54" text:outline-level="1"><text:bookmark-start text:name="__RefHeading__351_1302403536"/><text:span text:style-name="T30">Lisad</text:span><text:bookmark-end text:name="__RefHeading__351_1302403536"/></text:h>
      <text:p text:style-name="P34">“Esimese lisa ette võib paigutada lehe pealkirjaga „Lisad“ ja esitada sellel lisade pealkirjade loetelu.” <text:span text:style-name="T30">(Tallinna Polütehnikum vms, 2012).</text:span></text:p>
      <text:p text:style-name="P32">Pealkirja kõrgust, suurust jms pole juhendis määratud <text:span text:style-name="T36">(minu teada)</text:span>, seega peaks praegune kõrgus jms sobima (seda oli mugav tekstiredaktoris teha).</text:p>
      <text:p text:style-name="P43"><draw:frame draw:style-name="fr2" draw:name="Frame2" text:anchor-type="paragraph" svg:width="16.519cm" svg:height="12.472cm" draw:z-index="1"><draw:text-box><text:p text:style-name="P65">Lisa <text:sequence text:ref-name="refLisa0" text:name="Lisa" text:formula="ooow:Lisa+1" style:num-format="1">1</text:sequence> <text:span text:style-name="T35">TODO</text:span></text:p><text:p text:style-name="P33">// <text:span text:style-name="T33">TODO:</text:span></text:p><text:list xml:id="list4241904380936957553" text:style-name="L2"><text:list-item><text:p text:style-name="P37">Jutumärgid</text:p></text:list-item><text:list-item><text:p text:style-name="P37">Mis ulatuses tuleks lõputöö tegemist kirjeldada, st pole vist mõtet seletada, kuidas toimib töö tegemiseks kasutatav arvuti kõvaketas.</text:p></text:list-item><text:list-item><text:p text:style-name="P37">Tundub, et peatükke on juurde vaja... kas see on hea mõte?</text:p><text:list><text:list-item><text:p text:style-name="P39">Töö tegemisel tekkinud probleemid, ehk mida autor õppis töö tegemise käigus</text:p></text:list-item><text:list-item><text:p text:style-name="P40">Erinevate tasemete kasutatavate süsteemide kirjeldus, nt võib olla puutun töö tegemise tõttu kokku serverite haldusega, tarkvara paigaldamisega või ss “uudsete, üliheade ja ülikiirete” JS teekidega, mis kõik arendaja eest ära teevad jms.</text:p></text:list-item><text:list-item><text:p text:style-name="P40"><text:span text:style-name="T34">Võibolla ei peaks sissejuhatuses kõigest kirjutama, mis seal praegu on.</text:span></text:p></text:list-item><text:list-item><text:p text:style-name="P41">Üsna kindlasti on midagi väga olulist puudu... </text:p></text:list-item></text:list></text:list-item></text:list></draw:text-box></draw:frame><draw:frame draw:style-name="fr3" draw:name="Frame3" text:anchor-type="paragraph" svg:y="13.615cm" svg:width="16.551cm" draw:z-index="2"><draw:text-box fo:min-height="0.79cm"><text:p text:style-name="P65">Lisa <text:sequence text:ref-name="refLisa1" text:name="Lisa" text:formula="ooow:Lisa+1" style:num-format="1">2</text:sequence> Kood0</text:p><text:p text:style-name="P62">Kood.... </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1" svg:font-family="'Times New 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fo:background-color="transparent" style:shadow="none">
        <style:tab-stops/>
        <style:background-image/>
      </style:paragraph-properties>
      <style:text-properties style:font-name="Times New Roman" fo:font-family="'Times New Roman'" style:font-style-name="Regular" style:font-family-generic="roman"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7.645cm" style:type="center"/>
          <style:tab-stop style:position="15.29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7.645cm" style:type="center"/>
          <style:tab-stop style:position="15.291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Sender" style:family="paragraph" style:parent-style-name="Standard" style:class="extra">
      <style:paragraph-properties fo:margin-top="0cm" fo:margin-bottom="0.106cm" style:contextual-spacing="false" text:number-lines="false" text:line-number="0"/>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9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9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293cm" style:type="right" style:leader-style="dotted" style:leader-text="."/>
        </style:tab-stops>
      </style:paragraph-properties>
    </style:style>
    <style:style style:name="Lisa" style:family="paragraph" style:parent-style-name="Caption"/>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none" style:vertical-pos="top" style:vertical-rel="paragraph-content" style:horizontal-pos="center" style:horizontal-rel="paragraph-content" fo:background-color="transparent" style:background-transparency="100%" draw:fill="solid" fo:padding="0.15cm" fo:border="0.06pt solid #000000" style:shadow="none" draw:shadow-opacity="100%">
        <style:background-imag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3.17cm" fo:margin-right="2.54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7.301cm" fo:margin-bottom="2.54cm" fo:margin-left="3.17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Title_20_Page" style:display-name="Title Page" style:page-layout-name="Mpm3" style:next-style-name="Firs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8T12:07:21.748835790</meta:creation-date>
    <dc:date>2015-05-08T22:43:25.562060850</dc:date>
    <meta:editing-duration>PT7H11M57S</meta:editing-duration>
    <meta:editing-cycles>40</meta:editing-cycles>
    <meta:generator>LibreOffice/4.2.8.2$Linux_X86_64 LibreOffice_project/420m0$Build-2</meta:generator>
    <meta:document-statistic meta:table-count="0" meta:image-count="0" meta:object-count="0" meta:page-count="18" meta:paragraph-count="149" meta:word-count="1397" meta:character-count="10169" meta:non-whitespace-character-count="8862"/>
  </office:meta>
</office:document-meta>
</file>